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center" draw:textarea-vertical-align="middle"/>
    </style:style>
    <style:style style:name="gr2" style:family="graphic" style:parent-style-name="standard">
      <style:graphic-properties svg:stroke-color="#000000"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655cm"/>
    </style:style>
    <style:style style:name="gr4" style:family="graphic" style:parent-style-name="standard">
      <style:graphic-properties svg:stroke-color="#000000" draw:textarea-horizontal-align="center" draw:textarea-vertical-align="middle"/>
    </style:style>
    <style:style style:name="gr5" style:family="graphic" style:parent-style-name="standard">
      <style:graphic-properties svg:stroke-color="#000000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704cm" svg:height="1.905cm" svg:x="8.863cm" svg:y="3.84cm">
          <text:p text:style-name="P1">Processing</text:p>
          <text:p text:style-name="P1">Forwarding</text:p>
          <text:p text:style-name="P1">Request</text:p>
        </draw:rect>
        <draw:line draw:style-name="gr2" draw:text-style-name="P1" draw:layer="layout" svg:x1="10.752cm" svg:y1="5.745cm" svg:x2="10.752cm" svg:y2="7.65cm">
          <text:p/>
        </draw:line>
        <draw:frame draw:style-name="gr3" draw:layer="layout" svg:width="6.35cm" svg:height="1.905cm" svg:x="10.852cm" svg:y="5.745cm">
          <draw:text-box>
            <text:p>Voice Detected</text:p>
            <text:p>Speech To Text</text:p>
          </draw:text-box>
        </draw:frame>
        <draw:line draw:style-name="gr4" draw:text-style-name="P1" draw:layer="layout" svg:x1="10.117cm" svg:y1="6.615cm" svg:x2="17.102cm" svg:y2="6.615cm">
          <text:p/>
        </draw:line>
        <draw:line draw:style-name="gr5" draw:text-style-name="P1" draw:layer="layout" svg:x1="10.756cm" svg:y1="2.906cm" svg:x2="10.756cm" svg:y2="3.541cm">
          <text:p/>
        </draw:line>
        <draw:line draw:style-name="gr5" draw:text-style-name="P1" draw:layer="layout" svg:x1="10.756cm" svg:y1="3.206cm" svg:x2="10.756cm" svg:y2="3.841cm">
          <text:p/>
        </draw:line>
        <draw:rect draw:style-name="gr1" draw:text-style-name="P1" draw:layer="layout" svg:width="3.704cm" svg:height="1.905cm" svg:x="8.863cm" svg:y="7.641cm">
          <text:p text:style-name="P1">Identifying</text:p>
          <text:p text:style-name="P1">Command</text:p>
          <text:p text:style-name="P1">Type</text:p>
        </draw:rect>
        <draw:line draw:style-name="gr6" draw:text-style-name="P1" draw:layer="layout" svg:x1="8.85cm" svg:y1="8.62cm" svg:x2="2.905cm" svg:y2="8.62cm">
          <text:p/>
        </draw:line>
        <draw:line draw:style-name="gr7" draw:text-style-name="P1" draw:layer="layout" svg:x1="2.975cm" svg:y1="8.62cm" svg:x2="2.975cm" svg:y2="11.795cm">
          <text:p/>
        </draw:line>
        <draw:line draw:style-name="gr7" draw:text-style-name="P1" draw:layer="layout" svg:x1="18.675cm" svg:y1="8.621cm" svg:x2="18.675cm" svg:y2="11.796cm">
          <text:p/>
        </draw:line>
        <draw:frame draw:style-name="gr3" draw:layer="layout" svg:width="6.35cm" svg:height="1.905cm" svg:x="3.105cm" svg:y="7.785cm">
          <draw:text-box>
            <text:p>Profile Command</text:p>
            <text:p>Forward To Profile</text:p>
          </draw:text-box>
        </draw:frame>
        <draw:line draw:style-name="gr6" draw:text-style-name="P1" draw:layer="layout" svg:x1="18.71cm" svg:y1="8.62cm" svg:x2="12.536cm" svg:y2="8.62cm">
          <text:p/>
        </draw:line>
        <draw:frame draw:style-name="gr3" draw:layer="layout" svg:width="6.74cm" svg:height="1.905cm" svg:x="12.405cm" svg:y="7.786cm">
          <draw:text-box>
            <text:p>Schedule Command</text:p>
            <text:p>Forward To Schedule</text:p>
          </draw:text-box>
        </draw:frame>
        <draw:rect draw:style-name="gr1" draw:text-style-name="P1" draw:layer="layout" svg:width="3.704cm" svg:height="1.905cm" svg:x="2.106cm" svg:y="11.795cm">
          <text:p text:style-name="P1">Forwarding</text:p>
          <text:p text:style-name="P1">To Profile</text:p>
        </draw:rect>
        <draw:rect draw:style-name="gr1" draw:text-style-name="P1" draw:layer="layout" svg:width="3.704cm" svg:height="1.905cm" svg:x="15.806cm" svg:y="11.796cm">
          <text:p text:style-name="P1">Forwarding</text:p>
          <text:p text:style-name="P1">To Schedule</text:p>
        </draw:rect>
        <draw:frame draw:style-name="gr3" draw:text-style-name="P2" draw:layer="layout" svg:width="7.22cm" svg:height="1.905cm" svg:x="3.105cm" svg:y="9.89cm">
          <draw:text-box>
            <text:p text:style-name="P2">Emergency Command</text:p>
            <text:p text:style-name="P2">Apply Emergency Mode</text:p>
          </draw:text-box>
        </draw:frame>
        <draw:frame draw:style-name="gr3" draw:text-style-name="P3" draw:layer="layout" svg:width="7.405cm" svg:height="1.905cm" svg:x="11.375cm" svg:y="9.89cm">
          <draw:text-box>
            <text:p text:style-name="P3">Training Command</text:p>
            <text:p text:style-name="P3">Apply Training Mode</text:p>
          </draw:text-box>
        </draw:frame>
        <draw:line draw:style-name="gr4" draw:text-style-name="P1" draw:layer="layout" svg:x1="4.175cm" svg:y1="10.66cm" svg:x2="10.425cm" svg:y2="10.66cm">
          <text:p/>
        </draw:line>
        <draw:line draw:style-name="gr4" draw:text-style-name="P1" draw:layer="layout" svg:x1="11.141cm" svg:y1="10.66cm" svg:x2="17.51cm" svg:y2="10.66cm">
          <text:p/>
        </draw:line>
        <draw:line draw:style-name="gr6" draw:text-style-name="P1" draw:layer="layout" svg:x1="10.09cm" svg:y1="9.555cm" svg:x2="10.09cm" svg:y2="14.335cm">
          <text:p/>
        </draw:line>
        <draw:line draw:style-name="gr6" draw:text-style-name="P1" draw:layer="layout" svg:x1="11.49cm" svg:y1="9.555cm" svg:x2="11.49cm" svg:y2="14.335cm">
          <text:p/>
        </draw:line>
        <draw:line draw:style-name="gr6" draw:text-style-name="P1" draw:layer="layout" svg:x1="1.1cm" svg:y1="14.34cm" svg:x2="10.051cm" svg:y2="14.34cm">
          <text:p/>
        </draw:line>
        <draw:line draw:style-name="gr6" draw:text-style-name="P1" draw:layer="layout" svg:x1="1.09cm" svg:y1="4.175cm" svg:x2="1.09cm" svg:y2="14.335cm">
          <text:p/>
        </draw:line>
        <draw:line draw:style-name="gr6" draw:text-style-name="P1" draw:layer="layout" svg:x1="11.501cm" svg:y1="14.34cm" svg:x2="20.452cm" svg:y2="14.34cm">
          <text:p/>
        </draw:line>
        <draw:line draw:style-name="gr6" draw:text-style-name="P1" draw:layer="layout" svg:x1="20.49cm" svg:y1="4.175cm" svg:x2="20.49cm" svg:y2="14.335cm">
          <text:p/>
        </draw:line>
        <draw:line draw:style-name="gr7" draw:text-style-name="P1" draw:layer="layout" svg:x1="1cm" svg:y1="4.21cm" svg:x2="8.92cm" svg:y2="4.21cm">
          <text:p/>
        </draw:line>
        <draw:line draw:style-name="gr7" draw:text-style-name="P1" draw:layer="layout" svg:x1="20.59cm" svg:y1="4.175cm" svg:x2="12.53cm" svg:y2="4.175cm">
          <text:p/>
        </draw:line>
        <draw:line draw:style-name="gr6" draw:text-style-name="P1" draw:layer="layout" svg:x1="2.47cm" svg:y1="11.795cm" svg:x2="2.47cm" svg:y2="5.445cm">
          <text:p/>
        </draw:line>
        <draw:line draw:style-name="gr6" draw:text-style-name="P1" draw:layer="layout" svg:x1="19.315cm" svg:y1="11.795cm" svg:x2="19.315cm" svg:y2="5.445cm">
          <text:p/>
        </draw:line>
        <draw:line draw:style-name="gr7" draw:text-style-name="P1" draw:layer="layout" svg:x1="2.47cm" svg:y1="5.445cm" svg:x2="8.82cm" svg:y2="5.445cm">
          <text:p/>
        </draw:line>
        <draw:line draw:style-name="gr7" draw:text-style-name="P1" draw:layer="layout" svg:x1="19.315cm" svg:y1="5.445cm" svg:x2="12.63cm" svg:y2="5.445cm">
          <text:p/>
        </draw:line>
        <draw:frame draw:style-name="gr3" draw:text-style-name="P2" draw:layer="layout" svg:width="6.35cm" svg:height="1.905cm" svg:x="2.27cm" svg:y="4.61cm">
          <draw:text-box>
            <text:p text:style-name="P2">Command Approval</text:p>
            <text:p text:style-name="P2"/>
          </draw:text-box>
        </draw:frame>
        <draw:frame draw:style-name="gr3" draw:text-style-name="P2" draw:layer="layout" svg:width="6.35cm" svg:height="1.905cm" svg:x="12.87cm" svg:y="4.611cm">
          <draw:text-box>
            <text:p text:style-name="P2">Command Approval</text:p>
            <text:p text:style-name="P2"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re </meta:initial-creator>
    <meta:creation-date>2011-11-29T16:39:26.19</meta:creation-date>
    <dc:date>2011-11-29T18:38:16.85</dc:date>
    <dc:creator>Andre </dc:creator>
    <meta:editing-duration>PT1H58M49S</meta:editing-duration>
    <meta:editing-cycles>4</meta:editing-cycles>
    <meta:generator>OpenOffice.org/3.3$Win32 OpenOffice.org_project/330m20$Build-9567</meta:generator>
    <meta:document-statistic meta:object-count="33"/>
  </office:meta>
</office:document-meta>
</file>